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579cm" fo:break-before="auto" style:use-optimal-row-height="true"/>
    </style:style>
    <style:style style:name="ro14" style:family="table-row">
      <style:table-row-properties style:row-height="5.239cm" fo:break-before="auto" style:use-optimal-row-height="true"/>
    </style:style>
    <style:style style:name="ro15" style:family="table-row">
      <style:table-row-properties style:row-height="1.289cm" fo:break-before="auto" style:use-optimal-row-height="true"/>
    </style:style>
    <style:style style:name="ro16" style:family="table-row">
      <style:table-row-properties style:row-height="1.685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4.053cm" fo:break-before="auto" style:use-optimal-row-height="true"/>
    </style:style>
    <style:style style:name="ro19" style:family="table-row">
      <style:table-row-properties style:row-height="2.473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0.452cm" fo:break-before="auto" style:use-optimal-row-height="true"/>
    </style:style>
    <style:style style:name="ro22"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2">
          <table:table-cell table:style-name="ce1" office:value-type="string">
            <text:p>FINISHED_ONLINE_MSG_READY</text:p>
          </table:table-cell>
          <table:table-cell table:style-name="ce8" office:value-type="string">
            <text:p>Your game has been successfully submitted.</text:p>
          </table:table-cell>
          <table:table-cell table:style-name="ce8" office:value-type="string">
            <text:p>Ваша игра была успешно добавлена в сетевой рейтинг.</text:p>
          </table:table-cell>
          <table:table-cell table:style-name="ce8" office:value-type="string">
            <text:p>Bitte warten Sie, bis der Server das Spiel geprüft hat.</text:p>
          </table:table-cell>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4">
          <table:table-cell table:style-name="ce1" office:value-type="string">
            <text:p>FINISHED_ONLINE_MSG_WAITING</text:p>
          </table:table-cell>
          <table:table-cell table:style-name="ce8" office:value-type="string">
            <text:p>Please, wait while the server validates your game.</text:p>
          </table:table-cell>
          <table:table-cell table:style-name="ce8" office:value-type="string">
            <text:p>Пожалуйста, подождите, пока сервер подтверждает вашу игру.</text:p>
          </table:table-cell>
          <table:table-cell table:style-name="ce8" office:value-type="string">
            <text:p>Ihr spiel wurde erfolgreich übertragen.</text:p>
          </table:table-cell>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13">
          <table:table-cell table:style-name="ce1" office:value-type="string">
            <text:p>INFO_TEAM_TRANSLATION_TXT</text:p>
          </table:table-cell>
          <table:table-cell table:style-name="ce10" office:value-type="string">
            <text:p><text:span text:style-name="T1">Abhijeet Pokhriyal - Hindi translation.</text:span></text:p>
            <text:p>Ekaterina Kamshilina - German translation.</text:p>
            <text:p>Jürgen Rauscher - German translation.</text:p>
            <text:p>Dirk Pervölz - German translation.</text:p>
            <text:p>Stefan Stammberger - German translation.</text:p>
            <text:p><text:span text:style-name="T1">Miguel de Dios - Spanish translation.</text:span></text:p>
            <text:p><text:span text:style-name="T1">Thierry Delaunay - French translation.</text:span></text:p>
          </table:table-cell>
          <table:table-cell table:style-name="ce10" office:value-type="string">
            <text:p><text:span text:style-name="T1">Abhijeet Pokhriyal - перевод Хинди.</text:span></text:p>
            <text:p>Екатерина Камшилина - Немецкий перевод.</text:p>
            <text:p>Jürgen Rauscher - Немецкий перевод.</text:p>
            <text:p>Dirk Pervölz - Немецкий перевод.</text:p>
            <text:p><text:span text:style-name="T1">Stefan Stammberger - Немецкий перевод.</text:span></text:p>
            <text:p><text:span text:style-name="T1">Miguel de Dios - Испанский перевод.</text:span></text:p>
            <text:p><text:span text:style-name="T1">Thierry Delaunay - Французский перевод.</text:span></text:p>
          </table:table-cell>
          <table:table-cell table:style-name="ce10" office:value-type="string">
            <text:p><text:span text:style-name="T1">Abhijeet Pokhriyal - Hindi Übersetzung.</text:span></text:p>
            <text:p>Ekaterina Kamshilina - Deutsche Übersetzung.</text:p>
            <text:p>Jürgen Rauscher - Deutsche Übersetzung.</text:p>
            <text:p>Dirk Pervölz - Deutsche Übersetzung.</text:p>
            <text:p>Miguel de Dios - Spanische Übersetzung.</text:p>
            <text:p><text:span text:style-name="T1">Stefan Stammberger - Deutsche Übersetzung.</text:span></text:p>
            <text:p><text:span text:style-name="T1">Thierry Delaunay - Französische Übersetzung.</text:span></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4">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5" office:value-type="string">
            <text:p>LOADING</text:p>
          </table:table-cell>
          <table:table-cell table:style-name="ce8" office:value-type="string">
            <text:p>Loading</text:p>
          </table:table-cell>
          <table:table-cell table:style-name="ce8" office:value-type="string">
            <text:p>Загрузка</text:p>
          </table:table-cell>
          <table:table-cell table:style-name="ce8" office:value-type="string">
            <text:p>Lade</text:p>
          </table:table-cell>
          <table:table-cell table:style-name="ce18"/>
          <table:table-cell table:style-name="ce8"/>
          <table:table-cell table:style-name="ce27"/>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4">
          <table:table-cell table:style-name="ce1" office:value-type="string">
            <text:p>ONLINE_INVALID_DIFFICULTY</text:p>
          </table:table-cell>
          <table:table-cell table:style-name="ce8" office:value-type="string">
            <text:p>The server does not support such game difficulty.</text:p>
          </table:table-cell>
          <table:table-cell table:style-name="ce8" office:value-type="string">
            <text:p>Сервер не поддерживат такую игровую сложность.</text:p>
          </table:table-cell>
          <table:table-cell table:style-name="ce8" office:value-type="string">
            <text:p>Der Server unterstützt den gewählten Schwierigkeitsgrad nicht.</text:p>
          </table:table-cell>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2">
          <table:table-cell table:style-name="ce1" office:value-type="string">
            <text:p>ONLINE_INVALID_LAYOUT</text:p>
          </table:table-cell>
          <table:table-cell table:style-name="ce8" office:value-type="string">
            <text:p>The server does not support such game layout.</text:p>
          </table:table-cell>
          <table:table-cell table:style-name="ce10" office:value-type="string">
            <text:p>Сервер не поддерживат такую игровую раскладку.</text:p>
          </table:table-cell>
          <table:table-cell table:style-name="ce8" office:value-type="string">
            <text:p>Der Server unterstützt das gewählte Layout nicht.</text:p>
          </table:table-cell>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2">
          <table:table-cell table:style-name="ce1" office:value-type="string">
            <text:p>ONLINE_INVALID_TYPE</text:p>
          </table:table-cell>
          <table:table-cell table:style-name="ce8" office:value-type="string">
            <text:p>The server does not support such game type.</text:p>
          </table:table-cell>
          <table:table-cell table:style-name="ce10" office:value-type="string">
            <text:p>Сервер не поддерживат такой тип игры.</text:p>
          </table:table-cell>
          <table:table-cell table:style-name="ce8" office:value-type="string">
            <text:p>Der Server unterstützt den gewählten Spieltyp nicht.</text:p>
          </table:table-cell>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1">
          <table:table-cell table:style-name="ce1" office:value-type="string">
            <text:p>ONLINE_SCORING</text:p>
          </table:table-cell>
          <table:table-cell table:style-name="ce8" office:value-type="string">
            <text:p>Online scoring</text:p>
          </table:table-cell>
          <table:table-cell table:style-name="ce8" office:value-type="string">
            <text:p>Сетевой рейтинг</text:p>
          </table:table-cell>
          <table:table-cell table:style-name="ce8" office:value-type="string">
            <text:p>Online Highscores.</text:p>
          </table:table-cell>
          <table:table-cell table:style-name="ce18"/>
          <table:table-cell table:style-name="ce8"/>
          <table:table-cell table:style-name="ce27"/>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5">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6">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7">
          <table:table-cell table:style-name="ce1" office:value-type="string">
            <text:p>SETTINGS_DESC_GAME</text:p>
          </table:table-cell>
          <table:table-cell table:style-name="ce8" office:value-type="string">
            <text:p>Game behaviour</text:p>
            <text:p><text:s/></text:p>
            <text:p><text:span text:style-name="T1">ATTENTION! Online scoring login and password are stored in plain text in "online" file located in OGS Mahjong settings directory. Never share it with anyone.</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сетевого рейтинга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text:p>
            <text:p>ACHTUNG! Ihr Benutzername und Passwort wird im Klartext in der Datei “online” im OGS Mahjong Einstellungsordner abgelegt. Teilen Sie diese Datei niemals mit anderen Personen.</text:p>
            <text:p><text:s/></text:p>
            <text:p><text:span text:style-name="T1">[window='Settings/OpenSettingsDir']</text:span></text:p>
          </table:table-cell>
          <table:table-cell table:style-name="ce18" office:value-type="string">
            <text:p>Comportement du jeu</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5">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6">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5">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LINE</text:p>
          </table:table-cell>
          <table:table-cell table:style-name="ce8" office:value-type="string">
            <text:p>When you play an online scored game your result is available in the global scoring table.</text:p>
          </table:table-cell>
          <table:table-cell table:style-name="ce8" office:value-type="string">
            <text:p>В случае игры с сетевым рейтингом ваш результат доступен в глобальном рейтинге.</text:p>
          </table:table-cell>
          <table:table-cell table:style-name="ce8" office:value-type="string">
            <text:p>Wenn Sie ein bewertetes Online-Spiel spielen, wird Ihr Highscore weltweit online einsehbar sein.</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6">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LINE_LOGIN</text:p>
          </table:table-cell>
          <table:table-cell table:style-name="ce8" office:value-type="string">
            <text:p>Login:</text:p>
          </table:table-cell>
          <table:table-cell table:style-name="ce8" office:value-type="string">
            <text:p>Логин:</text:p>
          </table:table-cell>
          <table:table-cell table:style-name="ce10" office:value-type="string">
            <text:p>Login:</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ONLINE_PASSWORD</text:p>
          </table:table-cell>
          <table:table-cell table:style-name="ce8" office:value-type="string">
            <text:p>Password:</text:p>
          </table:table-cell>
          <table:table-cell table:style-name="ce8" office:value-type="string">
            <text:p>Пароль:</text:p>
          </table:table-cell>
          <table:table-cell table:style-name="ce8" office:value-type="string">
            <text:p>Passwort:</text:p>
          </table:table-cell>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office:value-type="string">
            <text:p>Einstellungsordner öffnen</text:p>
          </table:table-cell>
          <table:table-cell table:style-name="ce18"/>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LINE_FIND_MYSELF</text:p>
          </table:table-cell>
          <table:table-cell table:style-name="ce8" office:value-type="string">
            <text:p>Find myself</text:p>
          </table:table-cell>
          <table:table-cell table:style-name="ce8" office:value-type="string">
            <text:p>Найти меня</text:p>
          </table:table-cell>
          <table:table-cell table:style-name="ce8" office:value-type="string">
            <text:p>Mich finden</text:p>
          </table:table-cell>
          <table:table-cell table:style-name="ce18"/>
          <table:table-cell table:style-name="ce24"/>
          <table:table-cell table:style-name="ce27"/>
          <table:table-cell table:number-columns-repeated="1017"/>
        </table:table-row>
        <table:table-row table:style-name="ro1">
          <table:table-cell table:style-name="ce1" office:value-type="string">
            <text:p>STATISTICS_ONLINE_NO_LOGIN</text:p>
          </table:table-cell>
          <table:table-cell table:style-name="ce8" office:value-type="string">
            <text:p>No login provided (Settings &gt; Game tab)</text:p>
          </table:table-cell>
          <table:table-cell table:style-name="ce8" office:value-type="string">
            <text:p>Не указан логин (Настройки &gt; вкладка Игра)</text:p>
          </table:table-cell>
          <table:table-cell table:style-name="ce8"/>
          <table:table-cell table:style-name="ce18"/>
          <table:table-cell table:style-name="ce24"/>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8">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4">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6">
          <table:table-cell table:style-name="ce1" office:value-type="string">
            <text:p>TUTORIAL_ONLINE_AVAILABLE</text:p>
          </table:table-cell>
          <table:table-cell table:style-name="ce8" office:value-type="string">
            <text:p>Online scored games are now supported</text:p>
            <text:p><text:s/></text:p>
            <text:p>You have to register at website to be able to play an online scored game and enable it in Settings.</text:p>
            <text:p><text:s/></text:p>
            <text:p>Do you want to go to website for registration and to Settings to enable online scoring?</text:p>
          </table:table-cell>
          <table:table-cell table:style-name="ce8" office:value-type="string">
            <text:p>Теперь поддерживаются игры с сетевым рейтингом</text:p>
            <text:p><text:s/></text:p>
            <text:p><text:span text:style-name="T1">Вам необходимо зарегистрироваться на сайте, чтобы играть с сетевым рейтингом, а также включить его в Настройках.</text:span></text:p>
            <text:p><text:span text:style-name="T1"><text:s/></text:span></text:p>
            <text:p><text:span text:style-name="T1">Хотите перейти на сайт для регистрации и в Настройки для включения сетевого рейтинга?</text:span></text:p>
          </table:table-cell>
          <table:table-cell table:style-name="ce8" office:value-type="string">
            <text:p>Online Highscores sind jetzt verfügbar.</text:p>
            <text:p><text:s/></text:p>
            <text:p>Sie müssen sich online registrieren, bevor Ihre Highscores online übertragen werden können.</text:p>
            <text:p><text:s/></text:p>
            <text:p>Wollen Sie die Registrierungsseite zur registrierung aufrufen und dann in die Einstellungen die Highscorelisten aktivieren?</text:p>
          </table:table-cell>
          <table:table-cell table:style-name="ce18"/>
          <table:table-cell table:style-name="ce8"/>
          <table:table-cell table:style-name="ce27"/>
          <table:table-cell table:number-columns-repeated="1017"/>
        </table:table-row>
        <table:table-row table:style-name="ro19">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20" table:number-rows-repeated="1048389">
          <table:table-cell table:number-columns-repeated="1024"/>
        </table:table-row>
        <table:table-row table:style-name="ro21">
          <table:table-cell table:number-columns-repeated="1024"/>
        </table:table-row>
        <table:table-row table:style-name="ro21">
          <table:table-cell table:number-columns-repeated="1024"/>
        </table:table-row>
      </table:table>
      <table:table table:name="Sheet2" table:style-name="ta2">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table table:name="Sheet3" table:style-name="ta3">
        <table:table-column table:style-name="co7" table:number-columns-repeated="1024" table:default-cell-style-name="Default"/>
        <table:table-row table:style-name="ro22" table:number-rows-repeated="1048575">
          <table:table-cell table:number-columns-repeated="1024"/>
        </table:table-row>
        <table:table-row table:style-name="ro22">
          <table:table-cell table:number-columns-repeated="1024"/>
        </table:table-row>
      </table:table>
      <table:named-expressions/>
      <table:database-ranges>
        <table:database-range table:name="__Anonymous_Sheet_DB__0" table:target-range-address="Sheet1.A1:Sheet1.E18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9">00.00.0000</text:date>, <text:time style:data-style-name="N2" text:time-value="0000-00-00T19:47:25">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9T19:47:54</dc:date>
    <meta:editing-cycles>190</meta:editing-cycles>
    <meta:editing-duration>PT11H25M24S</meta:editing-duration>
    <meta:generator>LibreOffice/4.0.3.3$Linux_X86_64 LibreOffice_project/400m0$Build-3</meta:generator>
    <meta:document-statistic meta:table-count="3" meta:cell-count="1246" meta:object-count="0"/>
  </office:meta>
</office:document-meta>
</file>